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2" svg:font-family="SimSun" style:font-family-generic="roman"/>
    <style:font-face style:name="Calibri1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5" style:family="table">
      <style:table-properties style:width="26.9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5.987cm"/>
    </style:style>
    <style:style style:name="Tabla5.B" style:family="table-column">
      <style:table-column-properties style:column-width="7.001cm"/>
    </style:style>
    <style:style style:name="Tabla5.D" style:family="table-column">
      <style:table-column-properties style:column-width="3cm"/>
    </style:style>
    <style:style style:name="Tabla5.E" style:family="table-column">
      <style:table-column-properties style:column-width="1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5.A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C3" style:family="table-cell">
      <style:table-cell-properties style:vertical-align="middle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H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4" style:family="table-row">
      <style:table-row-properties fo:background-color="transparent" fo:keep-together="auto">
        <style:background-image/>
      </style:table-row-properties>
    </style:style>
    <style:style style:name="Tabla5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A19" style:family="table-cell">
      <style:table-cell-properties style:vertical-align="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H19" style:family="table-cell">
      <style:table-cell-properties style:vertical-align="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74b4ab" style:font-size-asian="8pt" style:font-size-complex="8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74b4ab"/>
    </style:style>
    <style:style style:name="P9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10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795d30" style:font-size-asian="10pt" style:font-size-complex="10pt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12" style:family="paragraph" style:parent-style-name="Standard">
      <style:paragraph-properties fo:text-align="justify" style:justify-single-wor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13" style:family="paragraph" style:parent-style-name="Standard"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14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795d30" style:font-size-asian="10pt" style:font-size-complex="10pt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 style:snap-to-layout-gri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16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style:snap-to-layout-gri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17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18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19" style:family="paragraph" style:parent-style-name="Text_20_body">
      <style:paragraph-properties fo:margin-top="0cm" fo:margin-bottom="0cm" style:contextual-spacing="false" fo:text-align="justify" style:justify-single-word="false" fo:orphans="2" fo:widows="2" style:snap-to-layout-gri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2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22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23" style:family="paragraph" style:parent-style-name="Text_20_body">
      <style:paragraph-properties fo:margin-top="0cm" fo:margin-bottom="0cm" style:contextual-spacing="false" style:line-height-at-least="0.176cm" fo:text-align="justify" style:justify-single-wor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24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25" style:family="paragraph" style:parent-style-name="western">
      <style:paragraph-properties fo:margin-top="0cm" fo:margin-bottom="0cm" style:contextual-spacing="false" fo:text-align="justify" style:justify-single-word="false" style:snap-to-layout-grid="false">
        <style:tab-stops>
          <style:tab-stop style:position="1.097cm"/>
        </style:tab-stops>
      </style:paragraph-properties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26" style:family="paragraph" style:parent-style-name="western">
      <style:paragraph-properties fo:margin-top="0cm" fo:margin-bottom="0cm" style:contextual-spacing="false" fo:text-align="justify" style:justify-single-word="false">
        <style:tab-stops>
          <style:tab-stop style:position="1.097cm"/>
        </style:tab-stops>
      </style:paragraph-properties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27" style:family="paragraph" style:parent-style-name="western">
      <style:paragraph-properties fo:margin-top="0cm" fo:margin-bottom="0cm" style:contextual-spacing="false" fo:text-align="justify" style:justify-single-wor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28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fo:color="#000000" style:font-name="Calibri" fo:font-size="9pt" fo:language="ca" fo:country="ES" fo:font-weight="normal" officeooo:paragraph-rsid="00795d30" style:letter-kerning="true" style:font-name-asian="SimSun1" style:font-size-asian="9pt" style:language-asian="zh" style:country-asian="CN" style:font-weight-asian="normal" style:font-name-complex="Calibri" style:font-size-complex="10pt" style:language-complex="hi" style:country-complex="IN" style:font-weight-complex="normal"/>
    </style:style>
    <style:style style:name="P29" style:family="paragraph" style:parent-style-name="western">
      <style:paragraph-properties fo:margin-top="0cm" fo:margin-bottom="0cm" style:contextual-spacing="false" fo:text-align="center" style:justify-single-word="false" style:snap-to-layout-grid="false"/>
      <style:text-properties fo:color="#ffffff" style:font-name="Calibri" fo:font-size="12pt" fo:language="ca" fo:country="ES" fo:font-weight="normal" officeooo:rsid="0015445f" officeooo:paragraph-rsid="00795d30" style:letter-kerning="true" style:font-name-asian="SimSun1" style:font-size-asian="12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30" style:family="paragraph" style:parent-style-name="WW-Cuerpo_20_de_20_texto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31" style:family="paragraph" style:parent-style-name="WW-Cuerpo_20_de_20_texto">
      <style:paragraph-properties fo:margin-top="0cm" fo:margin-bottom="0cm" style:contextual-spacing="false" fo:line-height="100%" fo:text-align="center" style:justify-single-word="false" style:snap-to-layout-grid="false"/>
      <style:text-properties fo:color="#ffffff" style:font-name="Calibri" fo:font-size="12pt" fo:language="ca" fo:country="ES" fo:font-weight="normal" officeooo:rsid="0015445f" officeooo:paragraph-rsid="00795d30" style:letter-kerning="true" style:font-name-asian="SimSun1" style:font-size-asian="12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32" style:family="paragraph" style:parent-style-name="WW-Cuerpo_20_de_20_texto1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33" style:family="paragraph" style:parent-style-name="WW-Cuerpo_20_de_20_texto1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34" style:family="paragraph" style:parent-style-name="_31__20_Cabecera">
      <style:paragraph-properties fo:margin-top="0cm" fo:margin-bottom="0cm" style:contextual-spacing="false" fo:text-align="center" style:justify-single-word="false" style:snap-to-layout-grid="false"/>
      <style:text-properties fo:color="#ffffff" style:font-name="Calibri" fo:font-size="12pt" fo:language="ca" fo:country="ES" fo:font-weight="normal" officeooo:paragraph-rsid="00795d30" style:letter-kerning="true" style:font-name-asian="SimSun1" style:font-size-asian="12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35" style:family="paragraph" style:parent-style-name="_31__20_cabecera">
      <style:text-properties fo:font-size="12pt" fo:language="ca" fo:country="ES" officeooo:paragraph-rsid="00795d30" style:font-size-asian="12pt" style:font-size-complex="12pt"/>
    </style:style>
    <style:style style:name="P36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37" style:family="paragraph" style:parent-style-name="_33__20_gris">
      <style:text-properties fo:language="ca" fo:country="ES" officeooo:rsid="0015445f" officeooo:paragraph-rsid="00795d30"/>
    </style:style>
    <style:style style:name="P38" style:family="paragraph" style:parent-style-name="_33__20_gris">
      <style:text-properties fo:language="ca" fo:country="ES" officeooo:paragraph-rsid="00795d30"/>
    </style:style>
    <style:style style:name="P39" style:family="paragraph" style:parent-style-name="_33__20_gris">
      <style:text-properties fo:font-size="9pt" fo:language="ca" fo:country="ES" officeooo:rsid="0015445f" officeooo:paragraph-rsid="00795d30" style:font-size-asian="9pt" style:font-size-complex="9pt"/>
    </style:style>
    <style:style style:name="P40" style:family="paragraph" style:parent-style-name="_33__20_gris">
      <style:text-properties style:use-window-font-color="true" fo:language="ca" fo:country="ES" fo:font-weight="bold" officeooo:rsid="0015445f" officeooo:paragraph-rsid="00795d30" style:letter-kerning="true" style:font-name-asian="SimSun1" style:language-asian="zh" style:country-asian="CN" style:language-complex="hi" style:country-complex="IN"/>
    </style:style>
    <style:style style:name="P41" style:family="paragraph" style:parent-style-name="_33__20_gris">
      <style:text-properties style:use-window-font-color="true" fo:language="ca" fo:country="ES" fo:font-weight="bold" officeooo:paragraph-rsid="00795d30" style:letter-kerning="true" style:font-name-asian="SimSun1" style:language-asian="zh" style:country-asian="CN" style:language-complex="hi" style:country-complex="IN"/>
    </style:style>
    <style:style style:name="P42" style:family="paragraph" style:parent-style-name="_33__20_gris">
      <style:text-properties style:use-window-font-color="true" fo:font-size="9pt" fo:language="ca" fo:country="ES" fo:font-weight="bold" officeooo:rsid="0015445f" officeooo:paragraph-rsid="00795d30" style:letter-kerning="true" style:font-name-asian="SimSun1" style:font-size-asian="9pt" style:language-asian="zh" style:country-asian="CN" style:font-size-complex="9pt" style:language-complex="hi" style:country-complex="IN"/>
    </style:style>
    <style:style style:name="P43" style:family="paragraph" style:parent-style-name="Texto_20_independiente_20_3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44" style:family="paragraph" style:parent-style-name="_34__20_competencias"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45" style:family="paragraph" style:parent-style-name="Standard">
      <style:paragraph-properties fo:text-align="justify" style:justify-single-word="false" fo:background-color="#ffffff" style:snap-to-layout-grid="false">
        <style:background-image/>
      </style:paragraph-properties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46" style:family="paragraph" style:parent-style-name="Standard">
      <style:paragraph-properties fo:text-align="justify" style:justify-single-word="false" fo:background-color="transparent" style:snap-to-layout-grid="false">
        <style:background-image/>
      </style:paragraph-properties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47" style:family="paragraph" style:parent-style-name="_31__20_Cabecera">
      <style:text-properties fo:font-size="12pt" fo:language="ca" fo:country="ES" fo:font-weight="normal" officeooo:paragraph-rsid="00795d30" style:font-size-asian="12pt" style:font-weight-asian="normal" style:font-size-complex="12pt" style:font-weight-complex="normal"/>
    </style:style>
    <style:style style:name="P48" style:family="paragraph" style:parent-style-name="LO-normal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49" style:family="paragraph" style:parent-style-name="western">
      <style:paragraph-properties fo:margin-left="0.026cm" fo:margin-right="0cm" fo:margin-top="0cm" fo:margin-bottom="0cm" style:contextual-spacing="false" fo:text-align="justify" style:justify-single-word="false" fo:text-indent="0cm" style:auto-text-indent="false" style:snap-to-layout-grid="false">
        <style:tab-stops>
          <style:tab-stop style:position="0.958cm"/>
        </style:tab-stops>
      </style:paragraph-properties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50" style:family="paragraph" style:parent-style-name="western">
      <style:paragraph-properties fo:margin-top="0.176cm" fo:margin-bottom="0cm" style:contextual-spacing="false" fo:text-align="justify" style:justify-single-word="false" style:snap-to-layout-grid="false">
        <style:tab-stops>
          <style:tab-stop style:position="0.258cm"/>
        </style:tab-stops>
      </style:paragraph-properties>
      <style:text-properties fo:color="#000000" style:font-name="Calibri" fo:font-size="9pt" fo:language="ca" fo:country="ES" officeooo:paragraph-rsid="00795d30" style:letter-kerning="true" style:font-name-asian="SimSun1" style:font-size-asian="9pt" style:language-asian="zh" style:country-asian="CN" style:font-name-complex="Calibri" style:font-size-complex="10pt" style:language-complex="hi" style:country-complex="IN"/>
    </style:style>
    <style:style style:name="P51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position="super 58%"/>
    </style:style>
    <style:style style:name="T4" style:family="text">
      <style:text-properties style:font-name="Calibri1" style:font-name-complex="Calibri1"/>
    </style:style>
    <style:style style:name="T5" style:family="text">
      <style:text-properties style:font-name="Calibri1" fo:font-size="11pt" fo:font-weight="bold" style:font-size-asian="11pt" style:font-weight-asian="bold" style:font-name-complex="Calibri1" style:font-size-complex="11pt" style:font-weight-complex="bold"/>
    </style:style>
    <style:style style:name="T6" style:family="text">
      <style:text-properties style:font-name="Calibri1" fo:font-size="11pt" style:font-size-asian="11pt" style:font-weight-asian="bold" style:font-name-complex="Calibri1" style:font-size-complex="11pt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fo:background-color="transparent" loext:char-shading-value="0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background-color="transparent" loext:char-shading-value="0"/>
    </style:style>
    <style:style style:name="T14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6" style:family="text">
      <style:text-properties style:text-underline-style="none" fo:background-color="transparent" loext:char-shading-value="0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fo:background-color="transparent" loext:char-shading-value="0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51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9"/>
      <text:p text:style-name="P10"/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able:table-column table:style-name="Tabla5.E" table:number-columns-repeated="4"/>
        <table:table-row table:style-name="Tabla5.1">
          <table:table-cell table:style-name="Tabla5.A1" table:number-columns-spanned="8" office:value-type="string">
            <text:p text:style-name="P35">ÀREA: CIÈNCIES DE LA NATURALESA <text:s text:c="19"/>NIVELL: 5t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8" office:value-type="string">
            <text:p text:style-name="P47">BLOC 1: INICIACIÓ A L’ACTIVITAT CIENTÍF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37">CONTINGUTS</text:p>
          </table:table-cell>
          <table:table-cell table:style-name="Tabla5.A3" office:value-type="string">
            <text:p text:style-name="P38">CRITERIS D'AVALUACIÓ</text:p>
          </table:table-cell>
          <table:table-cell table:style-name="Tabla5.C3" office:value-type="string">
            <text:p text:style-name="P38"><text:span text:style-name="T4">INDICADORS </text:span><text:span text:style-name="T5">D'ÈXIT</text:span></text:p>
          </table:table-cell>
          <table:table-cell table:style-name="Tabla5.C3" office:value-type="string">
            <text:p text:style-name="P38">CCLV</text:p>
          </table:table-cell>
          <table:table-cell table:style-name="Tabla5.C3" office:value-type="string">
            <text:p text:style-name="P39">1<text:span text:style-name="T3">r <text:s/></text:span>T</text:p>
          </table:table-cell>
          <table:table-cell table:style-name="Tabla5.C3" office:value-type="string">
            <text:p text:style-name="P39">2<text:span text:style-name="T3">n <text:s/></text:span>T</text:p>
          </table:table-cell>
          <table:table-cell table:style-name="Tabla5.C3" office:value-type="string">
            <text:p text:style-name="P39">3<text:span text:style-name="T3">r</text:span> T</text:p>
          </table:table-cell>
          <table:table-cell table:style-name="Tabla5.H3" office:value-type="string">
            <text:p text:style-name="P39">FIN</text:p>
          </table:table-cell>
        </table:table-row>
        <table:table-row table:style-name="Tabla5.4">
          <table:table-cell table:style-name="Tabla5.A4" table:number-rows-spanned="3" office:value-type="string">
            <text:p text:style-name="P11">Planificació, organització i gestió de projectes individuals o col·lectius.</text:p>
            <text:p text:style-name="P12">Busca d’orientació o ajuda, quan en necessita, de forma precisa.</text:p>
            <text:p text:style-name="P46">Localització, selecció, tractament i organització de la informació de manera eficient i responsable per mitjà de ferramentes de busca i visualització digital aplicant estratègies de filtració senzilles en dispositius TIC.</text:p>
          </table:table-cell>
          <table:table-cell table:style-name="Tabla5.A4" table:number-rows-spanned="3" office:value-type="string">
            <text:p text:style-name="P46">5tCN.BL1.1 Planificar una indagació a partir de preguntes en què, amb l’ajuda del docent, es relacionen diversos fets, relacionades amb el ser humà i la salut, els sers vius, la matèria i l’energia i la tecnologia o que impliquen la interacció entre les dinàmiques del medi natural i l’acció humana ,referides a Espanya i a la Comunitat Valenciana, determinar els conceptes clau i establir els mètodes i instruments més adequats.</text:p>
          </table:table-cell>
          <table:table-cell table:style-name="Tabla5.A4" office:value-type="string">
            <text:p text:style-name="P43">5tCN.BL1.1.1 Formula preguntes en què, amb la guia del docent, es <text:span text:style-name="T8">relaciona l’acció humana amb algunes dinàmiques mediambientals a Espanya i la Comunitat Valenciana o amb diversos fets </text:span>relacionats amb la salut dels sers humans, amb els sers vius, la matèria i l’energia, per a ajudar a planificar la busca d’informació en determinades fonts o en treballs de camp o laboratori, utilitzant diversos mètodes i instruments.</text:p>
          </table:table-cell>
          <table:table-cell table:style-name="Tabla5.A4" office:value-type="string">
            <text:p text:style-name="P44">CMCT</text:p>
            <text:p text:style-name="P44">CCLI</text:p>
            <text:p text:style-name="P44">CAA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17">5tCN.BL1.1.2 <text:span text:style-name="T8">Planifica</text:span>, amb la guia del docent, <text:span text:style-name="T8">una indagació</text:span> a partir de preguntes prèviament organitzades, amb la possibilitat que sorgisquen diversos mètodes i instruments per a realitzar-la.</text:p>
          </table:table-cell>
          <table:table-cell table:style-name="Tabla5.A4" office:value-type="string">
            <text:p text:style-name="P44">CMCT</text:p>
            <text:p text:style-name="P44">CAA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18">5tCN.BL1.1.3 Reconeix i complix<text:span text:style-name="T8"> <text:s/></text:span><text:span text:style-name="T10">les</text:span> <text:s/>normes de comportament de cura de materials i instruments<text:span text:style-name="T8"> adequades al context</text:span> de les<text:span text:style-name="T8"> eixides fora de l'aula.</text:span></text:p>
          </table:table-cell>
          <table:table-cell table:style-name="Tabla5.A4" office:value-type="string">
            <text:p text:style-name="P44">CSC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4" table:number-rows-spanned="2" office:value-type="string">
            <text:p text:style-name="P11">Iniciació a l’activitat científica. Aproximació experimental a algunes qüestions.</text:p>
            <text:p text:style-name="P12">Obtenció i ús eficaç de la informació.</text:p>
            <text:p text:style-name="P12">Ús de diferents fonts d’informació, diversos materials així com les TIC, <text:soft-page-break/>complint les mesures necessàries de protecció i seguretat.</text:p>
            <text:p text:style-name="P45">Lectura de textos propis de la temàtica que cal investigar. Aprenentatge autònom.</text:p>
          </table:table-cell>
          <table:table-cell table:style-name="Tabla5.A4" table:number-rows-spanned="2" office:value-type="string">
            <text:p text:style-name="P11">5tCN.BL1.2 Obtindre, de forma autònoma, informació seguint pautes d'observació sistemàtica sobre fets i fenòmens del seu entorn, reconeixent els canvis provocats per les seues interaccions i registrar la informació per mitjà de textos, utilitzant mitjans digitals d'emmagatzematge i <text:soft-page-break/>cuidant del seu bon ús i manteniment.</text:p>
          </table:table-cell>
          <table:table-cell table:style-name="Tabla5.A4" office:value-type="string">
            <text:p text:style-name="P18">5tCN.BL1.2.1 Obté informació seguint <text:span text:style-name="T12">pautes </text:span><text:span text:style-name="T13">d'observació </text:span><text:span text:style-name="T14">sistemàtica</text:span><text:span text:style-name="T16"> </text:span><text:span text:style-name="T18">sobre fets i fenòmens del seu entorn i </text:span><text:span text:style-name="T9">explica </text:span><text:span text:style-name="T10">els</text:span><text:span text:style-name="T18"> </text:span>canvis provocats per les seues interaccions.</text:p>
          </table:table-cell>
          <table:table-cell table:style-name="Tabla5.A4" office:value-type="string">
            <text:p text:style-name="P44">CMCT</text:p>
            <text:p text:style-name="P44">CAA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43">5tCN.BL1.2.2 Registra i organitza la <text:soft-page-break/>informació obtinguda per mitjà de diversos procediments com l’elaboració de <text:span text:style-name="T8">resums, esquemes o gràfics,</text:span> utilitza mitjans digitals de forma responsable i els cuida i els manté en bon estat.</text:p>
          </table:table-cell>
          <table:table-cell table:style-name="Tabla5.A4" office:value-type="string">
            <text:p text:style-name="P44">CAA</text:p>
            <text:p text:style-name="P44"><text:soft-page-break/>CD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4" office:value-type="string">
            <text:p text:style-name="P11">Utilització de gràfiques, taules, mapes.</text:p>
            <text:p text:style-name="P12">Argumentació de conclusions.</text:p>
            <text:p text:style-name="P12">Ús de textos informatius.</text:p>
            <text:p text:style-name="P11">Aportació d’idees pròpies constructives.</text:p>
          </table:table-cell>
          <table:table-cell table:style-name="Tabla5.A4" office:value-type="string">
            <text:p text:style-name="P11">5tCN.BL1.3 Elaborar i utilitzar gràfiques, taules i mapes per a representar la informació, destacar algunes conclusions sobre la base de les dades i assenyalar possibles discrepàncies o irregularitats entre elles.</text:p>
          </table:table-cell>
          <table:table-cell table:style-name="Tabla5.A4" office:value-type="string">
            <text:p text:style-name="P11">5t<text:bookmark-start text:name="__DdeLink__2722_545732479"/>CN.BL1.3.1 Utilitza la informació rellevant organitzada en resums, esquemes, gràfiques o mapes<text:span text:style-name="T8"> </text:span><text:bookmark-end text:name="__DdeLink__2722_545732479"/><text:span text:style-name="T8">per a destacar algunes</text:span> <text:span text:style-name="T8">conclusions</text:span> sobre la base de les dades i <text:span text:style-name="T8">assenyalar possibles discrepàncies o irregularitats entre elles.</text:span></text:p>
          </table:table-cell>
          <table:table-cell table:style-name="Tabla5.A4" office:value-type="string">
            <text:p text:style-name="P44">CMCT</text:p>
            <text:p text:style-name="P44">CAA</text:p>
            <text:p text:style-name="P44">CCLI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4" office:value-type="string">
            <text:p text:style-name="P11">Exposició oral de conclusions d’una experiència junt amb una opinió personal.</text:p>
            <text:p text:style-name="P12">Planificació i presentació de projectes i informes, per a comunicar resultats.</text:p>
            <text:p text:style-name="P12">Organització i representació de la informació de forma creativa utilitzant ferramentes digitals d’edició i presentació senzilles que permeten incloure formats de caràcter, la manipulació bàsica d’imatges i/o àudio/vídeo.</text:p>
          </table:table-cell>
          <table:table-cell table:style-name="Tabla5.A4" office:value-type="string">
            <text:p text:style-name="P11">5tCN.BL1.4 Comunicar oralment i per escrit (text informatiu), de forma simplificada, el procés d'indagació seguit i el resultat d'una experiència realitzada utilitzant el vocabulari propi i fent ús de les TIC.</text:p>
          </table:table-cell>
          <table:table-cell table:style-name="Tabla5.A4" office:value-type="string">
            <text:p text:style-name="P15">5tCN.BL1.4.1 Comunica oralment i per escrit <text:span text:style-name="T8">(text informatiu), de forma simplificada, el procés</text:span> d’indagació seguit en una experiència realitzada, <text:span text:style-name="T8">utilitza el vocabulari propi, analitza la informació procedent dels mitjans de comunicació audiovisual</text:span> i la utilitza en les activitats d’aprenentatge.</text:p>
          </table:table-cell>
          <table:table-cell table:style-name="Tabla5.A4" office:value-type="string">
            <text:p text:style-name="P44">CCLI</text:p>
            <text:p text:style-name="P44">CAA</text:p>
            <text:p text:style-name="P44"><text:bookmark text:name="__DdeLink__2494_2758129161"/>CD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4" table:number-rows-spanned="3" office:value-type="string">
            <text:p text:style-name="P11">Escolta de les aportacions alienes i acceptació d’uns altres punts de vista.</text:p>
            <text:p text:style-name="P12">Aportació d’idees pròpies constructives.</text:p>
            <text:p text:style-name="P12">Desenrotllament d’estratègies per a resoldre conflictes a través del diàleg.</text:p>
            <text:p text:style-name="P12">Reconeixement del treball alié. Responsabilitat del treball personal per a aconseguir una meta col·lectiva.</text:p>
            <text:p text:style-name="P12">Iniciativa. Desenrotllament de projectes en equip transformant <text:soft-page-break/>idees en accions i complint la part del treball en tasques que impliquen diversos companys. Col·laboració i compartició de plans, informació i recursos.</text:p>
            <text:p text:style-name="P11">Sensibilitat i comprensió dels punts de vista dels altres.</text:p>
          </table:table-cell>
          <table:table-cell table:style-name="Tabla5.A4" table:number-rows-spanned="3" office:value-type="string">
            <text:p text:style-name="P11">5tCN.BL1.5 Actuar de forma eficaç en equips de treball, acceptant el seu rol i la seua tasca i esforçant-se per aconseguir metes comunes, fent aportacions i valorant les dels altres i utilitzant el diàleg igualitari per a resoldre conflictes i discrepàncies.</text:p>
          </table:table-cell>
          <table:table-cell table:style-name="Tabla5.A4" office:value-type="string">
            <text:p text:style-name="P16">5tCN.BL1.5.1 Exercix amb esforç i eficàcia el seu rol i la seua tasca en un equip de treball <text:s/>i <text:span text:style-name="T8">fa aportacions</text:span> des de la seua perspectiva i <text:span text:style-name="T8">respectant</text:span> les aportacions <text:span text:style-name="T8">dels altres.</text:span></text:p>
          </table:table-cell>
          <table:table-cell table:style-name="Tabla5.A4" office:value-type="string">
            <text:p text:style-name="P44">CSC</text:p>
            <text:p text:style-name="P44">CAA</text:p>
            <text:p text:style-name="P44">SIEE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17">5tCN.BL1.5.2 Participa en diàlegs per a resoldre conflictes interpersonals, <text:span text:style-name="T8">identifica i respecta els sentiments</text:span> i el contingut del discurs de l’interlocutor.</text:p>
          </table:table-cell>
          <table:table-cell table:style-name="Tabla5.A4" office:value-type="string">
            <text:p text:style-name="P44">CSC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16">5tCN.BL1.5.3 Utilitza el diàleg igualitari per a resoldre conflictes habituals per a <text:span text:style-name="T8">defendre els seus punts de vista</text:span> en <text:soft-page-break/>situacions que així ho requerisquen amb un llenguatge respectuós i mantenint la calma davant dels obstacles i malentesos.</text:p>
          </table:table-cell>
          <table:table-cell table:style-name="Tabla5.A4" office:value-type="string">
            <text:p text:style-name="P44">CSC</text:p>
            <text:p text:style-name="P44">CCLI</text:p>
            <text:p text:style-name="P44">SIEE</text:p>
            <text:p text:style-name="P44"><text:soft-page-break/>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4" table:number-rows-spanned="2" office:value-type="string">
            <text:p text:style-name="P11">Esforç, força de voluntat. Constància i hàbits de treball.</text:p>
            <text:p text:style-name="P12">Capacitat de concentració. Adaptació als canvis. </text:p>
            <text:p text:style-name="P12">Resiliència, superació obstacles i fracassos. Aprenentatge autònom.</text:p>
            <text:p text:style-name="P12">Ús d’estratègies d’aprenentatge cooperatiu i per a projectes.</text:p>
            <text:p text:style-name="P11">Busca d’orientació o ajuda quan la necessita de forma precisa.</text:p>
          </table:table-cell>
          <table:table-cell table:style-name="Tabla5.A4" table:number-rows-spanned="2" office:value-type="string">
            <text:p text:style-name="P11">5tCN.BL1.6 Interpretar les demandes de les tasques d’aprenentatge, mantindre la concentració i l’esforç mentres les realitza, adaptar-se als canvis sense desanimar-se davant de les dificultats i intentar resoldre els dubtes pels seus propis mitjans fent-se preguntes i buscant ajuda, si en necessita.</text:p>
          </table:table-cell>
          <table:table-cell table:style-name="Tabla5.A4" office:value-type="string">
            <text:p text:style-name="P16">5tCN.BL1.6.1 Interpreta correctament les <text:span text:style-name="T8">demandes d’una tasca</text:span> d’aprenentatge que desenrotlla una <text:span text:style-name="T8">seqüència d’activitats completa</text:span>, seguix <text:span text:style-name="T8">l’orde</text:span> proposat i manté la <text:span text:style-name="T8">concentració</text:span> i l’esforç fins a finalitzar-la.</text:p>
          </table:table-cell>
          <table:table-cell table:style-name="Tabla5.A4" office:value-type="string">
            <text:p text:style-name="P44">CAA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18">5tCN.BL1.6.2 Intenta <text:span text:style-name="T8">resoldre els dubtes</text:span> que li planteja la realització d'una tasca <text:span text:style-name="T8">fent-se preguntes i buscant la resposta pels seus </text:span><text:span text:style-name="T9">propis</text:span><text:span text:style-name="T8"> mitjans</text:span>.</text:p>
          </table:table-cell>
          <table:table-cell table:style-name="Tabla5.A4" office:value-type="string">
            <text:p text:style-name="P44">CAA</text:p>
            <text:p text:style-name="P44">SIEE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4" table:number-rows-spanned="2" office:value-type="string">
            <text:p text:style-name="P11">Selecció de la informació tècnica i els materials. Presa de decisions i calibratge d’oportunitats i riscos.</text:p>
            <text:p text:style-name="P12">Establiment d’estratègies de supervisió.</text:p>
            <text:p text:style-name="P12">Avaluació del projecte i del producte amb ajuda de guies. </text:p>
            <text:p text:style-name="P12">Millora del producte i del procés després de l’avaluació.</text:p>
            <text:p text:style-name="P12">Aportació d’idees pròpies constructives.</text:p>
            <text:p text:style-name="P11">Responsabilitat del treball personal per a aconseguir una meta col·lectiva.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text:soft-page-break/></text:p>
          </table:table-cell>
          <table:table-cell table:style-name="Tabla5.A4" table:number-rows-spanned="2" office:value-type="string">
            <text:p text:style-name="P11">5tCN.BL1.7 Planificar la realització d’un producte o una tasca, establir metes, proposar un pla ordenat d’accions per a aconseguir-les, seleccionar els materials, modificar-lo mentres es desenrotlla, avaluar el procés i la qualitat del producte final amb ajuda de guies per a l’observació.</text:p>
          </table:table-cell>
          <table:table-cell table:style-name="Tabla5.A4" office:value-type="string">
            <text:p text:style-name="P19">5tCN.BL1.7.1 <text:span text:style-name="T8">Modifica</text:span><text:span text:style-name="T11">,</text:span><text:span text:style-name="T8"> </text:span>si és necessari, <text:span text:style-name="T8">els passos</text:span> que cal seguir durant el procés de realització d'un producte o tasca prèviament planificat i <text:span text:style-name="T8">els adapta a canvis</text:span> o imprevistos. <text:s/></text:p>
          </table:table-cell>
          <table:table-cell table:style-name="Tabla5.A4" office:value-type="string">
            <text:p text:style-name="P44">CAA</text:p>
            <text:p text:style-name="P44">SIEE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18">5tCN.BL1.7.2 Avalua <text:span text:style-name="T8">l'oportunitat i adequació de les modificacions</text:span> realitzades durant el procés de realització d'un producte o tasca per adaptar-la a canvis i imprevistos.</text:p>
          </table:table-cell>
          <table:table-cell table:style-name="Tabla5.A4" office:value-type="string">
            <text:p text:style-name="P44">CAA</text:p>
            <text:p text:style-name="P44">SIEE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2" table:number-columns-spanned="8" office:value-type="string">
            <text:p text:style-name="P34"><text:s/>BLOC 2: EL SER HUMÀ I LA SAL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4">
          <table:table-cell table:style-name="Tabla5.A19" office:value-type="string">
            <text:p text:style-name="P40">CONTINGUTS</text:p>
          </table:table-cell>
          <table:table-cell table:style-name="Tabla5.A19" office:value-type="string">
            <text:p text:style-name="P41">CRITERIS D'AVALUACIÓ</text:p>
          </table:table-cell>
          <table:table-cell table:style-name="Tabla5.A19" office:value-type="string">
            <text:p text:style-name="P41"><text:span text:style-name="T4">INDICADORS </text:span><text:span text:style-name="T6">D'ÈXIT</text:span></text:p>
          </table:table-cell>
          <table:table-cell table:style-name="Tabla5.A19" office:value-type="string">
            <text:p text:style-name="P41">CCLV</text:p>
          </table:table-cell>
          <table:table-cell table:style-name="Tabla5.A19" office:value-type="string">
            <text:p text:style-name="P42">1<text:span text:style-name="T3">r</text:span><text:span text:style-name="T3"> <text:s/></text:span>T</text:p>
          </table:table-cell>
          <table:table-cell table:style-name="Tabla5.A19" office:value-type="string">
            <text:p text:style-name="P42">2<text:span text:style-name="T3">n <text:s/></text:span>T</text:p>
          </table:table-cell>
          <table:table-cell table:style-name="Tabla5.A19" office:value-type="string">
            <text:p text:style-name="P42">3<text:span text:style-name="T3">r</text:span> T</text:p>
          </table:table-cell>
          <table:table-cell table:style-name="Tabla5.H19" office:value-type="string">
            <text:p text:style-name="P42">FIN</text:p>
          </table:table-cell>
        </table:table-row>
        <table:table-row table:style-name="Tabla5.4">
          <table:table-cell table:style-name="Tabla5.A4" table:number-rows-spanned="2" office:value-type="string">
            <text:p text:style-name="P20">Anatomia i fisiologia del cos humà: aparells i sistemes.</text:p>
            <text:p text:style-name="P21">Funció de relació.</text:p>
            <text:p text:style-name="P20">Ús de programes i aplicacions d’anatomia del cos humà.</text:p>
          </table:table-cell>
          <table:table-cell table:style-name="Tabla5.A4" table:number-rows-spanned="2" office:value-type="string">
            <text:p text:style-name="P18">5tCN.BL2.1 Identificar i localitzar els principals òrgans implicats en la funció de relació del cos humà per mitjà de l'ús de les TIC de forma eficient i responsable.</text:p>
          </table:table-cell>
          <table:table-cell table:style-name="Tabla5.A4" office:value-type="string">
            <text:p text:style-name="P13">5tCN.BL2.1.1 Identifica els <text:span text:style-name="T8">principals òrgans implicats en la funció de relació</text:span> del cos humà per mitjà de <text:span text:style-name="T8">l'ús de </text:span><text:span text:style-name="T9">la PDI </text:span>de forma eficient i responsable.</text:p>
          </table:table-cell>
          <table:table-cell table:style-name="Tabla5.A4" office:value-type="string">
            <text:p text:style-name="P44">CMCT</text:p>
            <text:p text:style-name="P44">CD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13">5tCN.BL2.1.2 Reconeix les característiques fonamentals de les<text:span text:style-name="T8"> funcions de relació </text:span><text:span text:style-name="T11">i </text:span>dels òrgans<text:span text:style-name="T8"> <text:s/></text:span>del cos humà <text:span text:style-name="T8">que hi intervenen, per mitjà de l'ús de les TIC,</text:span> de forma eficient i responsable.</text:p>
          </table:table-cell>
          <table:table-cell table:style-name="Tabla5.A4" office:value-type="string">
            <text:p text:style-name="P44">CMCT</text:p>
            <text:p text:style-name="P44">CD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4" table:number-rows-spanned="2" office:value-type="string">
            <text:p text:style-name="P20">Efectes saludables de les activitats esportives.</text:p>
            <text:p text:style-name="P21">Efectes nocius del consum d’alcohol i drogues.</text:p>
            <text:p text:style-name="P21">Pràctiques bàsiques de primers auxilis.</text:p>
            <text:p text:style-name="P20">Prevenció dels riscos per a la salut psicològics derivats de l’ús de les TIC, amb un equilibri entre el món real i el món virtual.</text:p>
          </table:table-cell>
          <table:table-cell table:style-name="Tabla5.A4" table:number-rows-spanned="2" office:value-type="string">
            <text:p text:style-name="P20">5tCN.BL2.2 Realitzar de forma habitual activitats físiques i esportives, relacionar esta pràctica amb l’adequat funcionament del cos i reconéixer els efectes nocius del consum d’alcohol i drogues.</text:p>
          </table:table-cell>
          <table:table-cell table:style-name="Tabla5.A4" office:value-type="string">
            <text:p text:style-name="P20">5tCN.BL2.2.1 Adopta hàbits de vida <text:span text:style-name="T8">saludables i evita</text:span> els <text:span text:style-name="T8">efectes nocius del consum d’alcohol i drogues</text:span> per a l’adequat funcionament del cos.</text:p>
          </table:table-cell>
          <table:table-cell table:style-name="Tabla5.A4" office:value-type="string">
            <text:p text:style-name="P44">CMCT</text:p>
            <text:p text:style-name="P44">SIEE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13">5tCN.BL2.2.2 Relaciona la <text:span text:style-name="T8">pràctica de forma habitual d'activitats físiques i esportives amb l'adequat funcionament del cos.</text:span></text:p>
          </table:table-cell>
          <table:table-cell table:style-name="Tabla5.A4" office:value-type="string">
            <text:p text:style-name="P44">CMCT</text:p>
            <text:p text:style-name="P44">SIEE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4" table:number-rows-spanned="2" office:value-type="string">
            <text:p text:style-name="P20">Acceptació de les diferències, possibilitats i limitacions</text:p>
            <text:p text:style-name="P20">Aplicació d’hàbits de relació social i respecte de la diversitat.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><text:soft-page-break/></text:p>
          </table:table-cell>
          <table:table-cell table:style-name="Tabla5.A4" table:number-rows-spanned="2" office:value-type="string">
            <text:p text:style-name="P20">5tCN.BL2.3 Reconéixer emocions i sentiments propis i aliens, reconéixer la seua importància i posar-se en el lloc d’altres, reflexionar i extraure conclusions per a expressar-se mostrant empatia de forma respectuosa i creativa.</text:p>
            <text:p text:style-name="P20"/>
          </table:table-cell>
          <table:table-cell table:style-name="Tabla5.A4" office:value-type="string">
            <text:p text:style-name="P13">5tCN.BL2.3.1 Reconeix<text:span text:style-name="T8"> la importància </text:span>de les emocions i sentiments<text:span text:style-name="T8"> en relació amb el seu comportament i el dels altres.</text:span></text:p>
          </table:table-cell>
          <table:table-cell table:style-name="Tabla5.A4" office:value-type="string">
            <text:p text:style-name="P44">CSC</text:p>
            <text:p text:style-name="P44">CAA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21">5tCN.BL2.3.2 Expressa empatia de forma respectuosa i creativa i <text:span text:style-name="T8">es posa en el lloc d’altres.</text:span></text:p>
            <text:p text:style-name="P13"/>
          </table:table-cell>
          <table:table-cell table:style-name="Tabla5.A4" office:value-type="string">
            <text:p text:style-name="P44">CSC</text:p>
            <text:p text:style-name="P44">CAA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2" table:number-columns-spanned="8" office:value-type="string">
            <text:p text:style-name="P29">BLOC 3. ELS SERS VI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4">
          <table:table-cell table:style-name="Tabla5.A19" office:value-type="string">
            <text:p text:style-name="P40">CONTINGUTS</text:p>
          </table:table-cell>
          <table:table-cell table:style-name="Tabla5.A19" office:value-type="string">
            <text:p text:style-name="P41">CRITERIS D'AVALUACIÓ</text:p>
          </table:table-cell>
          <table:table-cell table:style-name="Tabla5.A19" office:value-type="string">
            <text:p text:style-name="P41"><text:span text:style-name="T4">INDICADORS </text:span><text:span text:style-name="T6">D'ÈXIT</text:span></text:p>
          </table:table-cell>
          <table:table-cell table:style-name="Tabla5.A19" office:value-type="string">
            <text:p text:style-name="P41">CCLV</text:p>
          </table:table-cell>
          <table:table-cell table:style-name="Tabla5.A19" office:value-type="string">
            <text:p text:style-name="P42">1<text:span text:style-name="T3">r <text:s/></text:span>T</text:p>
          </table:table-cell>
          <table:table-cell table:style-name="Tabla5.A19" office:value-type="string">
            <text:p text:style-name="P42">2<text:span text:style-name="T3">n <text:s/></text:span>T</text:p>
          </table:table-cell>
          <table:table-cell table:style-name="Tabla5.A19" office:value-type="string">
            <text:p text:style-name="P42">3<text:span text:style-name="T3">r</text:span> T</text:p>
          </table:table-cell>
          <table:table-cell table:style-name="Tabla5.H19" office:value-type="string">
            <text:p text:style-name="P42">FIN</text:p>
          </table:table-cell>
        </table:table-row>
        <table:table-row table:style-name="Tabla5.4">
          <table:table-cell table:style-name="Tabla5.A4" table:number-rows-spanned="2" office:value-type="string">
            <text:p text:style-name="P24">Estructura interna dels sers vius: cèl·lules, teixits, òrgans, aparells i sistemes.</text:p>
            <text:p text:style-name="P24">Ús de programes i aplicacions informàtiques.</text:p>
          </table:table-cell>
          <table:table-cell table:style-name="Tabla5.A4" table:number-rows-spanned="2" office:value-type="string">
            <text:p text:style-name="P24">5tCN.BL3.1 Identificar i explicar l’estructura interna dels sers vius (cèl·lules, teixits, òrgans, aparells i sistemes) i reconéixer les principals característiques i les seues funcions a través de l’ús eficient i responsable de les TIC.</text:p>
          </table:table-cell>
          <table:table-cell table:style-name="Tabla5.A4" office:value-type="string">
            <text:p text:style-name="P17">5tCN.BL3.1.1 Descriu <text:span text:style-name="T8">l’estructura interna dels sers vius </text:span>(cèl·lules, teixits, òrgans, aparells i sistemes) i reconeix les principals característiques i les seues funcions.</text:p>
          </table:table-cell>
          <table:table-cell table:style-name="Tabla5.A4" office:value-type="string">
            <text:p text:style-name="P44">CMCT</text:p>
            <text:p text:style-name="P44">CSC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48">5tCN.BL3.1.2 Organitza adequadament <text:span text:style-name="T8">(quadros sinòptics, esquemes lògics, resums) </text:span>la informació obtinguda en els <text:span text:style-name="T8">mitjans</text:span><text:span text:style-name="T7"> de comunicació audiovisual </text:span>sobre l'estructura interna dels sers vius<text:span text:style-name="T8"> </text:span><text:span text:style-name="T11">per</text:span> a utilitzar-la en tasques d'aprenentatge.</text:p>
          </table:table-cell>
          <table:table-cell table:style-name="Tabla5.A4" office:value-type="string">
            <text:p text:style-name="P44">CMCT</text:p>
            <text:p text:style-name="P44">CD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4" table:number-rows-spanned="2" office:value-type="string">
            <text:p text:style-name="P25">Classificació dels animals en relació a les seues funcions vitals: nutrició (carnívors, herbívors, omnívors) i reproducció (sexual, asexual).</text:p>
            <text:p text:style-name="P26">Nutrició i reproducció de les plantes.</text:p>
            <text:p text:style-name="P26">Ús d’aplicacions informàtiques, vídeos, documentals, etc.</text:p>
          </table:table-cell>
          <table:table-cell table:style-name="Tabla5.A4" table:number-rows-spanned="2" office:value-type="string">
            <text:p text:style-name="P24">5tCN.BL3.2 Observar i identificar nivells de classificació dels sers vius atenent a la funció de nutrició i reproducció, per mitjà de l'ús eficient i responsable de les TIC.</text:p>
          </table:table-cell>
          <table:table-cell table:style-name="Tabla5.A4" office:value-type="string">
            <text:p text:style-name="P13">5tCN.BL3.2.1 Descriu<text:span text:style-name="T7"> nivells de classificació dels sers vius atenent a la funció de nutrició i reproducció</text:span>.</text:p>
          </table:table-cell>
          <table:table-cell table:style-name="Tabla5.A4" office:value-type="string">
            <text:p text:style-name="P44">CMCT</text:p>
            <text:p text:style-name="P44">CSC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49">5tCN.BL3.2.2 Organitza adequadament <text:span text:style-name="T8">(quadros sinòptics, esquemes lògics, resums) </text:span>la informació obtinguda en els <text:span text:style-name="T8">mitjans</text:span><text:span text:style-name="T7"> de comunicació audiovisual </text:span>sobre la classificació dels animals en relació a les seues funcions vitals i la nutrició i reproducció de les plantes, per a utilitzar-la en tasques d'aprenentatge.</text:p>
          </table:table-cell>
          <table:table-cell table:style-name="Tabla5.A4" office:value-type="string">
            <text:p text:style-name="P44">CMCT</text:p>
            <text:p text:style-name="P44">CD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4" table:number-rows-spanned="3" office:value-type="string">
            <text:p text:style-name="P24">Poblacions, comunitats i ecosistemes.</text:p>
            <text:p text:style-name="P27">Ecosistemes terrestres i aquàtics.</text:p>
            <text:p text:style-name="P27">Principals ecosistemes de la Comunitat Valenciana.</text:p>
            <text:p text:style-name="P27">Causes d’extinció d’espècies en ecosistemes terrestres i aquàtics.</text:p>
            <text:p text:style-name="P28">El medi ambient i la conservació en el treball de camp: excursions, visites, eixides per l’entorn, etc</text:p>
          </table:table-cell>
          <table:table-cell table:style-name="Tabla5.A4" table:number-rows-spanned="3" office:value-type="string">
            <text:p text:style-name="P28">5tCN.BL3.3 Observar i identificar característiques i components d’ecosistemes terrestres i aquàtics, així com els principals ecosistemes de la Comunitat Valenciana, i algunes causes de l’extinció d’espècies, reconéixer accions de conservació i millora del medi ambient i proposar actuacions del ser humà per a cuidar-les.</text:p>
          </table:table-cell>
          <table:table-cell table:style-name="Tabla5.A4" office:value-type="string">
            <text:p text:style-name="P32">5tCN.BL3.3.1 Descriu <text:span text:style-name="T8">característiques</text:span><text:span text:style-name="T7"> i components, poblacions i comunitats, dels ecosistemes terrestres i aquàtics, així com dels principals ecosistemes de la Comunitat Valenciana.</text:span></text:p>
          </table:table-cell>
          <table:table-cell table:style-name="Tabla5.A4" office:value-type="string">
            <text:p text:style-name="P44">CMCT</text:p>
            <text:p text:style-name="P44">CSC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32">5tCN.BL3.3.2 Reconeix accions de conservació i millora del medi ambient per mitjà de treballs de camp com excursions, visites… a partir de les causes d'extinció de les espècies dels <text:soft-page-break/><text:span text:style-name="T8">ecosistemes</text:span><text:span text:style-name="T7"> terrestres i aquàtics.</text:span> </text:p>
          </table:table-cell>
          <table:table-cell table:style-name="Tabla5.A4" office:value-type="string">
            <text:p text:style-name="P44">CMCT</text:p>
            <text:p text:style-name="P44">CSC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13">5tCN.BL3.3.3 Proposa actuacions del ser humà per a la protecció dels <text:span text:style-name="T8">ecosistemes</text:span><text:span text:style-name="T7"> terrestres i aquàtics.</text:span></text:p>
          </table:table-cell>
          <table:table-cell table:style-name="Tabla5.A4" office:value-type="string">
            <text:p text:style-name="P44">CMCT</text:p>
            <text:p text:style-name="P44">CSC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2" table:number-columns-spanned="8" office:value-type="string">
            <text:p text:style-name="P31">BLOC 4: MATÈRIA I ENERG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4">
          <table:table-cell table:style-name="Tabla5.A19" office:value-type="string">
            <text:p text:style-name="P40">CONTINGUTS</text:p>
          </table:table-cell>
          <table:table-cell table:style-name="Tabla5.A19" office:value-type="string">
            <text:p text:style-name="P41">CRITERIS D'AVALUACIÓ</text:p>
          </table:table-cell>
          <table:table-cell table:style-name="Tabla5.A19" office:value-type="string">
            <text:p text:style-name="P41"><text:span text:style-name="T4">INDICADORS </text:span><text:span text:style-name="T6">D'ÈXIT</text:span></text:p>
          </table:table-cell>
          <table:table-cell table:style-name="Tabla5.A19" office:value-type="string">
            <text:p text:style-name="P41">CCLV</text:p>
          </table:table-cell>
          <table:table-cell table:style-name="Tabla5.A19" office:value-type="string">
            <text:p text:style-name="P42">1<text:span text:style-name="T3">r <text:s/></text:span>T</text:p>
          </table:table-cell>
          <table:table-cell table:style-name="Tabla5.A19" office:value-type="string">
            <text:p text:style-name="P42">2<text:span text:style-name="T3">n <text:s/></text:span>T</text:p>
          </table:table-cell>
          <table:table-cell table:style-name="Tabla5.A19" office:value-type="string">
            <text:p text:style-name="P42">3<text:span text:style-name="T3">r</text:span> T</text:p>
          </table:table-cell>
          <table:table-cell table:style-name="Tabla5.H19" office:value-type="string">
            <text:p text:style-name="P42">FIN</text:p>
          </table:table-cell>
        </table:table-row>
        <table:table-row table:style-name="Tabla5.4">
          <table:table-cell table:style-name="Tabla5.A4" table:number-rows-spanned="2" office:value-type="string">
            <text:p text:style-name="P22">Propietats generals (massa i volum) i propietats específiques de la matèria (brillantor, color, densitat, etc.).</text:p>
          </table:table-cell>
          <table:table-cell table:style-name="Tabla5.A4" table:number-rows-spanned="2" office:value-type="string">
            <text:p text:style-name="P30">5tCN.BL4.1 Aplicar els procediments per a la mesura de la massa i el volum a través de l'experimentació.</text:p>
          </table:table-cell>
          <table:table-cell table:style-name="Tabla5.A4" office:value-type="string">
            <text:p text:style-name="P33">5tCN.BL4.1.1 Aplica els procediments per a la <text:span text:style-name="T8">mesura </text:span>de la<text:span text:style-name="T7"> massa</text:span> a través de l'experimentació.</text:p>
          </table:table-cell>
          <table:table-cell table:style-name="Tabla5.A4" office:value-type="string">
            <text:p text:style-name="P44">CMCT</text:p>
            <text:p text:style-name="P44">SIEE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13">5tCN.BL4.1.2 Aplica els procediments per a la <text:span text:style-name="T8">mesura</text:span><text:span text:style-name="T7"> del volum</text:span> per mitjà de l'experimentació.</text:p>
          </table:table-cell>
          <table:table-cell table:style-name="Tabla5.A4" office:value-type="string">
            <text:p text:style-name="P44">CMCT</text:p>
            <text:p text:style-name="P44">SIEE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4" table:number-rows-spanned="3" office:value-type="string">
            <text:p text:style-name="P22">Fonts d’energia renovables i no renovables.</text:p>
            <text:p text:style-name="P23">Desenrotllaments sostenibles i equitatius.</text:p>
            <text:p text:style-name="P23">Hàbits de consum responsable de l’energia.</text:p>
          </table:table-cell>
          <table:table-cell table:style-name="Tabla5.A4" table:number-rows-spanned="3" office:value-type="string">
            <text:p text:style-name="P13">5tCN.BL4.2 Diferenciar les fonts d'energia, el seu origen i les seues matèries primeres, identificant les conseqüències d'un mal ús de l'energia, reconeixent algunes actuacions que afavorixen el seu desenrotllament sostenible i equitatiu.</text:p>
          </table:table-cell>
          <table:table-cell table:style-name="Tabla5.A4" office:value-type="string">
            <text:p text:style-name="P13">5tCN.BL4.2.1 <text:span text:style-name="T11">D</text:span>iferencia les<text:span text:style-name="T7"> fonts d'energia</text:span> pel seu origen i la seua composició (matèries primeres).</text:p>
          </table:table-cell>
          <table:table-cell table:style-name="Tabla5.A4" office:value-type="string">
            <text:p text:style-name="P44">CMCT</text:p>
            <text:p text:style-name="P44">CSC</text:p>
            <text:p text:style-name="P44">SIEE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13">5tCN.BL4.2.2<text:span text:style-name="T8"> Identifica les conseqüències</text:span><text:span text:style-name="T7"> d'un mal ús</text:span> de l'energia.</text:p>
          </table:table-cell>
          <table:table-cell table:style-name="Tabla5.A4" office:value-type="string">
            <text:p text:style-name="P44">CMCT</text:p>
            <text:p text:style-name="P44">CSC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13">5tCN.BL4.2.3 Reconeix algunes <text:span text:style-name="T8">actuacions</text:span><text:span text:style-name="T7"> que afavorixen el seu desenrotllament sostenible i equitatiu</text:span>.</text:p>
          </table:table-cell>
          <table:table-cell table:style-name="Tabla5.A4" office:value-type="string">
            <text:p text:style-name="P44">CMCT</text:p>
            <text:p text:style-name="P44">CSC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4" table:number-rows-spanned="2" office:value-type="string">
            <text:p text:style-name="P22">Els estats de la matèria i les seues propietats: sòlids, líquids i gasos.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<text:soft-page-break/></text:p>
          </table:table-cell>
          <table:table-cell table:style-name="Tabla5.A4" table:number-rows-spanned="2" office:value-type="string">
            <text:p text:style-name="P13">5tCN.BL4.3 Planificar i realitzar experiències senzilles per a reconéixer els estats de la matèria i les seues propietats, respectant les normes d'ús, de seguretat i de conservació dels instruments i dels materials de treball a l'aula.</text:p>
          </table:table-cell>
          <table:table-cell table:style-name="Tabla5.A4" office:value-type="string">
            <text:p text:style-name="P13">5tCN.BL4.3.1 <text:span text:style-name="T7">Reconeix,</text:span> en experiències senzilles <text:span text:style-name="T12">planificades </text:span><text:span text:style-name="T13">amb els seus companys i amb l'ajuda de guies</text:span><text:span text:style-name="T16">, </text:span>els<text:span text:style-name="T7"> estats <text:s/>(sòlids, líquids i gasos) i les seues propietats.</text:span></text:p>
          </table:table-cell>
          <table:table-cell table:style-name="Tabla5.A4" office:value-type="string">
            <text:p text:style-name="P44">CMCT</text:p>
            <text:p text:style-name="P44">SIEE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13">5tCN.BL4.3.2 <text:span text:style-name="T8">Respecta</text:span> <text:span text:style-name="T8">les normes</text:span> d'ús, seguretat i conservació de materials i instruments que ha d'adoptar durant les experiències realitzades al laboratori<text:span text:style-name="T8"> o en eixides fora de l'aula.</text:span></text:p>
          </table:table-cell>
          <table:table-cell table:style-name="Tabla5.A4" office:value-type="string">
            <text:p text:style-name="P44">CSC</text:p>
            <text:p text:style-name="P44">SIEE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2" table:number-columns-spanned="8" office:value-type="string">
            <text:p text:style-name="P29">BLOC 5. LA TECNOLOGIA, OBJECTES I MÀQUI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4">
          <table:table-cell table:style-name="Tabla5.A19" office:value-type="string">
            <text:p text:style-name="P40">CONTINGUTS</text:p>
          </table:table-cell>
          <table:table-cell table:style-name="Tabla5.A19" office:value-type="string">
            <text:p text:style-name="P41">CRITERIS D'AVALUACIÓ</text:p>
          </table:table-cell>
          <table:table-cell table:style-name="Tabla5.A19" office:value-type="string">
            <text:p text:style-name="P41"><text:span text:style-name="T4">INDICADORS </text:span><text:span text:style-name="T6">D'ÈXIT</text:span></text:p>
          </table:table-cell>
          <table:table-cell table:style-name="Tabla5.A19" office:value-type="string">
            <text:p text:style-name="P41">CCLV</text:p>
          </table:table-cell>
          <table:table-cell table:style-name="Tabla5.A19" office:value-type="string">
            <text:p text:style-name="P42">1<text:span text:style-name="T3">r <text:s/></text:span>T</text:p>
          </table:table-cell>
          <table:table-cell table:style-name="Tabla5.A19" office:value-type="string">
            <text:p text:style-name="P42">2<text:span text:style-name="T3">n <text:s/></text:span>T</text:p>
          </table:table-cell>
          <table:table-cell table:style-name="Tabla5.A19" office:value-type="string">
            <text:p text:style-name="P42">3<text:span text:style-name="T3">r</text:span> T</text:p>
          </table:table-cell>
          <table:table-cell table:style-name="Tabla5.H19" office:value-type="string">
            <text:p text:style-name="P42">FIN</text:p>
          </table:table-cell>
        </table:table-row>
        <table:table-row table:style-name="Tabla5.4">
          <table:table-cell table:style-name="Tabla5.A4" table:number-rows-spanned="2" office:value-type="string">
            <text:p text:style-name="P24">Aparells simples i fonts d’energia.</text:p>
            <text:p text:style-name="P23"/>
          </table:table-cell>
          <table:table-cell table:style-name="Tabla5.A4" table:number-rows-spanned="2" office:value-type="string">
            <text:p text:style-name="P24">5tCN.BL5.1 Explorar i classificar màquines i aparells, segons la font d'energia utilitzada, per a descriure els principis bàsics de funcionament i la seua utilitat.</text:p>
          </table:table-cell>
          <table:table-cell table:style-name="Tabla5.A4" office:value-type="string">
            <text:p text:style-name="P13">5tCN.BL5.1.1 Classifica, segons la<text:span text:style-name="T7"> font d'energia utilitzada, màquines i aparells</text:span>.</text:p>
          </table:table-cell>
          <table:table-cell table:style-name="Tabla5.A4" office:value-type="string">
            <text:p text:style-name="P44">CMCT</text:p>
            <text:p text:style-name="P44">CSC</text:p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13">5tCN.BL5.1.2 Descriu els <text:span text:style-name="T8">principis bàsics de funcionament i la seua utilitat</text:span> de les<text:span text:style-name="T7"> màquines i aparells segons la font d'energia utilitzada.</text:span></text:p>
          </table:table-cell>
          <table:table-cell table:style-name="Tabla5.A4" office:value-type="string">
            <text:p text:style-name="P44">CMCT</text:p>
            <text:p text:style-name="P44">CD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4" table:number-rows-spanned="2" office:value-type="string">
            <text:p text:style-name="P50">Màquines simples i compostes; tipus de palanques.</text:p>
          </table:table-cell>
          <table:table-cell table:style-name="Tabla5.A4" table:number-rows-spanned="2" office:value-type="string">
            <text:p text:style-name="P36">5tCN.BL5.2 Realitzar experiències senzilles amb palanques i explicar els resultats i actuar segons les instruccions i normes de seguretat.</text:p>
          </table:table-cell>
          <table:table-cell table:style-name="Tabla5.A4" office:value-type="string">
            <text:p text:style-name="P32">5tCN.BL5.2.1 Proporciona informació sobre la realització <text:span text:style-name="T18">d'experiències</text:span> senzilles amb<text:span text:style-name="T8"> màquines simples o compostes (palanques)</text:span><text:span text:style-name="T7"> </text:span><text:span text:style-name="T11">i avalua,</text:span> <text:span text:style-name="T13">amb ajuda de guies</text:span><text:span text:style-name="T16">, </text:span><text:span text:style-name="T18">els resultats obtinguts.</text:span></text:p>
          </table:table-cell>
          <table:table-cell table:style-name="Tabla5.A4" office:value-type="string">
            <text:p text:style-name="P44">CMCT</text:p>
            <text:p text:style-name="P44">SIEE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13">5tCN.BL5.2.2 Seguix les instruccions i les normes de seguretat quan realitza experiències amb <text:span text:style-name="T8">palanques</text:span><text:span text:style-name="T7">.</text:span></text:p>
          </table:table-cell>
          <table:table-cell table:style-name="Tabla5.A4" office:value-type="string">
            <text:p text:style-name="P44">SIEE</text:p>
            <text:p text:style-name="P44">CSC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4" table:number-rows-spanned="2" office:value-type="string">
            <text:p text:style-name="P24">Anàlisi d’estructures objectes i màquines senzilles del nostre entorn més immediat i construcció d’objectes i/o màquines senzilles que complisquen una funció o condició per a resoldre un problema a partir de peces modulars (pont, tobogan, escala, etc.). </text:p>
          </table:table-cell>
          <table:table-cell table:style-name="Tabla5.A4" table:number-rows-spanned="2" office:value-type="string">
            <text:p text:style-name="P24">5tCN.BL5.3 Dissenyar i construir objectes o màquines senzilles que complisquen una funció o condició, proporcionar informació sobre quines estratègies han emprat i avaluar el resultat.</text:p>
          </table:table-cell>
          <table:table-cell table:style-name="Tabla5.A4" office:value-type="string">
            <text:p text:style-name="P13">5tCN.BL5.3.1 Construïx, dissenyant-los prèviament, objectes<text:span text:style-name="T7"> o màquines senzilles que complisquen una funció o condició determinada</text:span><text:span text:style-name="T11">.</text:span></text:p>
          </table:table-cell>
          <table:table-cell table:style-name="Tabla5.A4" office:value-type="string">
            <text:p text:style-name="P44">CMCT</text:p>
            <text:p text:style-name="P44">SIEE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32">5tCN.BL5.3.2 <text:span text:style-name="T11">Proporciona informació sobre les estratègies emprades per a la construcció </text:span><text:span text:style-name="T8">d'objectes o màquines que complixen una funció o condició</text:span><text:span text:style-name="T7"> i</text:span><text:span text:style-name="T11"> avalua, </text:span><text:span text:style-name="T15">amb ajuda de guies</text:span><text:span text:style-name="T17">, </text:span><text:span text:style-name="T11">els resultats obtinguts.</text:span></text:p>
            <text:p text:style-name="P13"/>
          </table:table-cell>
          <table:table-cell table:style-name="Tabla5.A4" office:value-type="string">
            <text:p text:style-name="P44">CMCT</text:p>
            <text:p text:style-name="P44">SIEE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table-cell table:style-name="Tabla5.A4" table:number-rows-spanned="2" office:value-type="string">
            <text:p text:style-name="P24">La ciència: present i futur de la societat. La presència de la ciència i la tecnologia en la societat, en l’escola, en la llar, en el treball, en la cultura i l’oci. </text:p>
            <text:p text:style-name="P27">Beneficis i riscos de la tecnologia i productes.</text:p>
            <text:p text:style-name="P22"><text:soft-page-break/></text:p>
          </table:table-cell>
          <table:table-cell table:style-name="Tabla5.A4" table:number-rows-spanned="2" office:value-type="string">
            <text:p text:style-name="P36">5tCN.BL5.4 Qüestionar i debatre la importància de la tecnologia en la vida quotidiana, els seus beneficis i els riscos que impliquen i reconéixer la seua contribució a la satisfacció de necessitats humanes a l'escola, a la llar, en el treball, en la cultura i l'oci.</text:p>
          </table:table-cell>
          <table:table-cell table:style-name="Tabla5.A4" office:value-type="string">
            <text:p text:style-name="P17">5tCN.BL5.4.1 Participa activament en debats sobre la importància de la tecnologia<text:span text:style-name="T7"> en la societat, a l’escola, a la llar, en el treball, en la cultura i l’oci</text:span> exposant<text:span text:style-name="T7"> les seues idees de forma ordenada i incorporant-hi les intervencions dels altres.</text:span></text:p>
          </table:table-cell>
          <table:table-cell table:style-name="Tabla5.A4" office:value-type="string">
            <text:p text:style-name="P44">CMCT</text:p>
            <text:p text:style-name="P44">CSC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  <table:table-row table:style-name="Tabla5.4">
          <table:covered-table-cell/>
          <table:covered-table-cell/>
          <table:table-cell table:style-name="Tabla5.A4" office:value-type="string">
            <text:p text:style-name="P13">5tCN.BL5.4.2 Reconeix els beneficis i els riscos d'alguns avanços de la ciència que <text:span text:style-name="T8">impliquen</text:span><text:span text:style-name="T7"> la contribució a la satisfacció de les necessitats humanes a l'escola, a la llar, en el treball, en la cultura i l'oci.</text:span></text:p>
          </table:table-cell>
          <table:table-cell table:style-name="Tabla5.A4" office:value-type="string">
            <text:p text:style-name="P44">CMCT</text:p>
            <text:p text:style-name="P44">CSC</text:p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A4" office:value-type="string">
            <text:p text:style-name="P44"/>
          </table:table-cell>
          <table:table-cell table:style-name="Tabla5.H4" office:value-type="string">
            <text:p text:style-name="P44"/>
          </table:table-cell>
        </table:table-row>
      </table:table>
      <text:p text:style-name="P1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2" svg:font-family="SimSun" style:font-family-generic="roman"/>
    <style:font-face style:name="Calibri1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fo:font-weight="bold" style:letter-kerning="true" style:font-name-asian="Calibri3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1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1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style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style:font-name="Calibri2" fo:font-family="Calibri" style:font-family-generic="roman" style:font-pitch="variable" fo:font-size="9pt" fo:language="es" fo:country="ES" style:font-name-asian="Calibri3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style:contextual-spacing="false" fo:text-align="center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style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WW-Cuerpo_20_de_20_texto" style:display-name="WW-Cuerpo de texto" style:family="paragraph" style:parent-style-name="Standard">
      <style:paragraph-properties fo:margin-top="0cm" fo:margin-bottom="0.212cm" style:contextual-spacing="false" fo:line-height="120%"/>
      <style:text-properties style:font-name="Times New Roman" fo:font-family="'Times New Roman'" style:font-family-generic="roman" style:font-pitch="variable" style:font-name-asian="SimSun2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WW-Cuerpo_20_de_20_texto1" style:display-name="WW-Cuerpo de texto1" style:family="paragraph" style:parent-style-name="Standard">
      <style:paragraph-properties fo:margin-top="0cm" fo:margin-bottom="0.212cm" style:contextual-spacing="false" fo:line-height="120%"/>
      <style:text-properties style:font-name="Times New Roman" fo:font-family="'Times New Roman'" style:font-family-generic="roman" style:font-pitch="variable" style:letter-kerning="true" style:font-name-asian="SimSun2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2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97.899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9.7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8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6-08-03T13:23:16.082085694</dc:date>
    <meta:editing-cycles>210</meta:editing-cycles>
    <meta:editing-duration>P1DT12H34M49S</meta:editing-duration>
    <meta:generator>LibreOffice/4.2.8.2$Linux_X86_64 LibreOffice_project/420m0$Build-2</meta:generator>
    <meta:document-statistic meta:table-count="1" meta:image-count="0" meta:object-count="0" meta:page-count="8" meta:paragraph-count="272" meta:word-count="2634" meta:character-count="17670" meta:non-whitespace-character-count="15259"/>
  </office:meta>
</office:document-meta>
</file>